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2fc" officeooo:paragraph-rsid="000d7fe6"/>
    </style:style>
    <style:style style:name="P2" style:family="paragraph" style:parent-style-name="Standard">
      <style:text-properties officeooo:rsid="000d7fe6" officeooo:paragraph-rsid="000d7fe6"/>
    </style:style>
    <style:style style:name="P3" style:family="paragraph">
      <loext:graphic-properties draw:fill="solid" draw:fill-color="#eeeeee"/>
    </style:style>
    <style:style style:name="P4" style:family="paragraph">
      <style:paragraph-properties fo:text-align="center"/>
    </style:style>
    <style:style style:name="P5" style:family="paragraph">
      <loext:graphic-properties draw:fill-color="#cccccc" draw:opacity="50%"/>
      <style:paragraph-properties fo:text-align="center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text-properties fo:font-size="12pt"/>
    </style:style>
    <style:style style:name="T1" style:family="text">
      <style:text-properties officeooo:rsid="000d7fe6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d7fe6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0d7fe6"/>
    </style:style>
    <style:style style:name="T6" style:family="text">
      <style:text-properties style:text-position="super 58%" style:font-name="Liberation Serif"/>
    </style:style>
    <style:style style:name="T7" style:family="text">
      <style:text-properties style:text-position="super 58%" style:font-name="Liberation Serif" officeooo:rsid="000d7fe6"/>
    </style:style>
    <style:style style:name="T8" style:family="text">
      <style:text-properties style:text-position="0% 100%" style:font-name="Liberation Serif" style:font-size-asian="10.5pt"/>
    </style:style>
    <style:style style:name="T9" style:family="text">
      <style:text-properties style:text-position="0% 100%" style:font-name="Liberation Serif" officeooo:rsid="000d7fe6" style:font-size-asian="10.5pt"/>
    </style:style>
    <style:style style:name="T10" style:family="text">
      <style:text-properties style:text-position="0% 100%" style:font-name="Liberation Serif1" style:font-size-asian="10.5pt"/>
    </style:style>
    <style:style style:name="T11" style:family="text">
      <style:text-properties style:text-position="0% 100%" style:font-name="Liberation Serif1" officeooo:rsid="000d7fe6" style:font-size-asian="10.5pt"/>
    </style:style>
    <style:style style:name="T12" style:family="text">
      <style:text-properties fo:font-size="12pt"/>
    </style:style>
    <style:style style:name="gr1" style:family="graphic">
      <style:graphic-properties draw:fill="solid" draw:fill-color="#eeeeee" draw:textarea-horizontal-align="justify" draw:textarea-vertical-align="middle" draw:auto-grow-height="false" fo:min-height="3.9992in" fo:min-width="3.9992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cccccc" draw:opacity="50%" draw:textarea-horizontal-align="justify" draw:textarea-vertical-align="middle" draw:auto-grow-height="false" fo:min-height="0.2134in" fo:min-width="0.2134in" draw:shadow-opacity="5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0134in" fo:min-width="0.013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draw:fill-color="#cccccc" draw:opacity="50%" draw:textarea-horizontal-align="justify" draw:textarea-vertical-align="middle" draw:auto-grow-height="false" fo:min-height="0.2134in" fo:min-width="0.2134in" draw:shadow-opacity="5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10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vertical-align="middle" draw:auto-grow-height="false" fo:min-height="0.089in" fo:min-width="0.10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3" svg:width="3.9996in" svg:height="3.9996in" svg:x="1.1563in" svg:y="-0.0008in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9" draw:name="Shape7" draw:style-name="gr8" draw:text-style-name="P4" svg:width="0.2898in" svg:height="0.2661in" svg:x="3.8071in" svg:y="0.1681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/text:p>
      <text:p text:style-name="Standard"><draw:line text:anchor-type="paragraph" draw:z-index="4" draw:name="Shape4" draw:style-name="gr5" draw:text-style-name="P4" svg:x1="1.1563in" svg:y1="2.6571in" svg:x2="3.9579in" svg:y2="0.1161in"><text:p/></draw:line><draw:line text:anchor-type="paragraph" draw:z-index="5" draw:style-name="gr6" draw:text-style-name="P4" svg:x1="5.1555in" svg:y1="2.6571in" svg:x2="3.9575in" svg:y2="0.1161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ellipse text:anchor-type="paragraph" draw:z-index="7" draw:name="Shape5" draw:style-name="gr5" draw:text-style-name="P6" svg:width="0.4331in" svg:height="0.626in" svg:x="4.7846in" svg:y="0.1736in" draw:kind="arc" draw:start-angle="98.07" draw:end-angle="191.51"><text:p/></draw:ellipse></text:p>
      <text:p text:style-name="Standard"><draw:ellipse text:anchor-type="paragraph" draw:z-index="6" draw:name="Shape5" draw:style-name="gr5" draw:text-style-name="P4" svg:width="0.4169in" svg:height="0.5268in" svg:x="1.272in" svg:y="0.0409in" draw:kind="arc" draw:start-angle="348.49" draw:end-angle="81.93"><text:p/></draw:ellipse></text:p>
      <text:p text:style-name="Standard"><draw:custom-shape text:anchor-type="paragraph" draw:z-index="1" draw:name="Shape2" draw:style-name="gr2" draw:text-style-name="P5" svg:width="0.3012in" svg:height="0.3012in" svg:x="0.9945in" svg:y="0.0209in"><text:p text:style-name="P4">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2" draw:style-name="gr4" draw:text-style-name="P5" svg:width="0.3012in" svg:height="0.3012in" svg:x="4.9937in" svg:y="0in"><text:p text:style-name="Frame_20_contents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8" draw:name="Shape6" draw:style-name="gr7" draw:text-style-name="P7" svg:width="0.1449in" svg:height="0.1925in" svg:x="5.1665in" svg:y="0.0366in"><draw:text-box><text:p><text:span text:style-name="T12">R</text:span></text:p></draw:text-box></draw:frame></text:p>
      <text:p text:style-name="Standard"/>
      <text:p text:style-name="Standard"><draw:custom-shape text:anchor-type="paragraph" draw:z-index="2" draw:name="Shape3" draw:style-name="gr3" draw:text-style-name="P4" svg:width="0.0177in" svg:height="0.0177in" svg:x="1.602in" svg:y="0.1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P1">L<text:span text:style-name="T3">Θ</text:span><text:span text:style-name="T5"> = 40 <text:s text:c="5"/>Lslope = Tan</text:span><text:span text:style-name="T7">-1</text:span><text:span text:style-name="T9">(L</text:span><text:span text:style-name="T11">Θ)</text:span></text:p>
      <text:p text:style-name="P2"><text:span text:style-name="T4">R</text:span><text:span text:style-name="T2">Θ = 60 <text:s text:c="5"/>R</text:span><text:span text:style-name="T4">slope = -1 x Tan</text:span><text:span text:style-name="T6">-1</text:span><text:span text:style-name="T8">(R</text:span><text:span text:style-name="T10">Θ) </text:span></text:p>
      <text:p text:style-name="P2"><text:span text:style-name="T10"/></text:p>
      <text:p text:style-name="P2"><text:span text:style-name="T10"/></text:p>
      <text:p text:style-name="P2"><text:span text:style-name="T2"/></text:p>
      <text:p text:style-name="P2"><text:span text:style-name="T2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5:14:09.149964901</meta:creation-date>
    <dc:date>2018-06-01T08:25:42.464638984</dc:date>
    <meta:editing-duration>PT2H30M39S</meta:editing-duration>
    <meta:editing-cycles>1</meta:editing-cycles>
    <meta:document-statistic meta:table-count="0" meta:image-count="0" meta:object-count="0" meta:page-count="1" meta:paragraph-count="2" meta:word-count="14" meta:character-count="68" meta:non-whitespace-character-count="45"/>
    <meta:generator>LibreOffice/5.1.6.2$Linux_X86_64 LibreOffice_project/10m0$Build-2</meta:generator>
  </office:meta>
</office:document-meta>
</file>